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012a35"/>
    </style:style>
    <style:style style:name="T1" style:family="text">
      <style:text-properties officeooo:rsid="00012a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4"/>بسم الله الرحمن الرحيم</text:p>
      <text:p text:style-name="P1">continenta l vs anglo saxon accounting <text:s text:c="46"/></text:p>
      <text:p text:style-name="P1"/>
      <text:p text:style-name="P1"/>
      <text:p text:style-name="P2"><text:span text:style-name="T1">((</text:span>continenta<text:span text:style-name="T1">l))</text:span></text:p>
      <text:p text:style-name="P2">في حالة خروج البضاعه من المخازن</text:p>
      <text:p text:style-name="P2">القيد <text:s text:c="56"/></text:p>
      <text:p text:style-name="P2"/>
      <text:p text:style-name="P2">من ح/تكلفة البضاعة المباعه</text:p>
      <text:p text:style-name="P2"><text:s text:c="5"/>الي ح/المخزون <text:s text:c="39"/></text:p>
      <text:p text:style-name="P2"/>
      <text:p text:style-name="P2"><text:s text:c="5"/>_________________________________________________________________________</text:p>
      <text:p text:style-name="P2"><text:s text:c="2"/>قيد الفاتوره</text:p>
      <text:p text:style-name="P2">من ح/ العميل (زمم المدينه )</text:p>
      <text:p text:style-name="P2"/>
      <text:p text:style-name="P2"><text:s text:c="2"/>الي ح / الايراد <text:s text:c="41"/></text:p>
      <text:p text:style-name="P2">_______________________________________________________________________________</text:p>
      <text:p text:style-name="P2">anglo saxon</text:p>
      <text:p text:style-name="P2"><text:s text:c="2"/>في حالة خروج البضاعه من المخازن</text:p>
      <text:p text:style-name="P2">القيد <text:s text:c="56"/></text:p>
      <text:p text:style-name="P2"/>
      <text:p text:style-name="P2">من ح// مراقبة المخزون منصرف (حساب وسيط)</text:p>
      <text:p text:style-name="P2"><text:s text:c="5"/>الي ح/المخزون <text:s text:c="39"/></text:p>
      <text:p text:style-name="P2">_________________________________________________________________________</text:p>
      <text:p text:style-name="P2">قيد الفاتوره</text:p>
      <text:p text:style-name="P2">من ح/ العميل (زمم المدينه )</text:p>
      <text:p text:style-name="P2">من ح / تكلفه البضاعة المباعه</text:p>
      <text:p text:style-name="P2"/>
      <text:p text:style-name="P2">الي ح/ مراقبة مخزون منصرف (حساب وسيط) <text:s text:c="53"/></text:p>
      <text:p text:style-name="P2"><text:s text:c="6"/></text:p>
      <text:p text:style-name="P2"><text:s/>الي ح / الايراد <text:s text:c="4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7:52:51.303294443</meta:creation-date>
    <dc:date>2024-03-24T18:49:38.329652884</dc:date>
    <meta:editing-duration>PT56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82" meta:character-count="1118" meta:non-whitespace-character-count="588"/>
  </office:meta>
</office:document-meta>
</file>